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text-properties officeooo:rsid="000f9e30" officeooo:paragraph-rsid="000f9e30"/>
    </style:style>
    <style:style style:name="P2" style:family="paragraph" style:parent-style-name="Standard">
      <style:text-properties officeooo:rsid="0011ae3e" officeooo:paragraph-rsid="0011ae3e"/>
    </style:style>
    <style:style style:name="P3" style:family="paragraph" style:parent-style-name="Standard">
      <style:text-properties officeooo:rsid="0011ae3e" officeooo:paragraph-rsid="00122e1c"/>
    </style:style>
    <style:style style:name="P4" style:family="paragraph" style:parent-style-name="Standard">
      <style:text-properties officeooo:rsid="0011ae3e" officeooo:paragraph-rsid="00126cf3"/>
    </style:style>
    <style:style style:name="P5" style:family="paragraph" style:parent-style-name="Standard">
      <style:text-properties officeooo:rsid="0017182b" officeooo:paragraph-rsid="0017182b"/>
    </style:style>
    <style:style style:name="P6" style:family="paragraph" style:parent-style-name="Standard">
      <style:text-properties officeooo:rsid="0017182b" officeooo:paragraph-rsid="001b7de5"/>
    </style:style>
    <style:style style:name="P7" style:family="paragraph" style:parent-style-name="Standard">
      <style:text-properties officeooo:rsid="0018fbdc" officeooo:paragraph-rsid="001b7de5"/>
    </style:style>
    <style:style style:name="P8" style:family="paragraph" style:parent-style-name="Standard">
      <style:text-properties officeooo:rsid="001ee940" officeooo:paragraph-rsid="001ee940"/>
    </style:style>
    <style:style style:name="P9" style:family="paragraph" style:parent-style-name="Standard">
      <style:text-properties officeooo:rsid="001ee940" officeooo:paragraph-rsid="001f584b"/>
    </style:style>
    <style:style style:name="P10" style:family="paragraph" style:parent-style-name="Standard">
      <style:text-properties officeooo:rsid="001f584b" officeooo:paragraph-rsid="001f584b"/>
    </style:style>
    <style:style style:name="P11" style:family="paragraph" style:parent-style-name="Standard">
      <style:text-properties officeooo:rsid="0020c27c" officeooo:paragraph-rsid="0020c27c"/>
    </style:style>
    <style:style style:name="P12" style:family="paragraph" style:parent-style-name="Standard">
      <style:text-properties officeooo:rsid="0021574e" officeooo:paragraph-rsid="0021574e"/>
    </style:style>
    <style:style style:name="P13" style:family="paragraph" style:parent-style-name="Standard">
      <style:text-properties officeooo:paragraph-rsid="0011ae3e"/>
    </style:style>
    <style:style style:name="P14" style:family="paragraph" style:parent-style-name="Table_20_Contents">
      <style:paragraph-properties fo:text-align="center" style:justify-single-word="false"/>
      <style:text-properties officeooo:rsid="001f584b" officeooo:paragraph-rsid="001f584b"/>
    </style:style>
    <style:style style:name="P15" style:family="paragraph" style:parent-style-name="Table_20_Contents">
      <style:paragraph-properties fo:text-align="center" style:justify-single-word="false"/>
      <style:text-properties officeooo:rsid="0020b79e" officeooo:paragraph-rsid="0020b79e"/>
    </style:style>
    <style:style style:name="P16" style:family="paragraph" style:parent-style-name="Standard">
      <style:text-properties officeooo:paragraph-rsid="0011ae3e"/>
    </style:style>
    <style:style style:name="P17" style:family="paragraph" style:parent-style-name="Heading_20_2">
      <style:text-properties officeooo:rsid="0017182b"/>
    </style:style>
    <style:style style:name="T1" style:family="text">
      <style:text-properties officeooo:rsid="000fb2d1"/>
    </style:style>
    <style:style style:name="T2" style:family="text">
      <style:text-properties officeooo:rsid="0011ca9f"/>
    </style:style>
    <style:style style:name="T3" style:family="text">
      <style:text-properties officeooo:rsid="00122e1c"/>
    </style:style>
    <style:style style:name="T4" style:family="text">
      <style:text-properties officeooo:rsid="0017182b"/>
    </style:style>
    <style:style style:name="T5" style:family="text">
      <style:text-properties officeooo:rsid="0018fbdc"/>
    </style:style>
    <style:style style:name="T6" style:family="text">
      <style:text-properties officeooo:rsid="001bcbed"/>
    </style:style>
    <style:style style:name="T7" style:family="text">
      <style:text-properties officeooo:rsid="001e8b59"/>
    </style:style>
    <style:style style:name="T8" style:family="text">
      <style:text-properties officeooo:rsid="0021574e"/>
    </style:style>
    <style:style style:name="T9" style:family="text">
      <style:text-properties officeooo:rsid="002610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tract</text:p>
      <text:p text:style-name="P1"/>
      <text:h text:style-name="Heading_20_2" text:outline-level="2"><text:span text:style-name="T4">1.1 </text:span>Proclamation of Work</text:h>
      <text:p text:style-name="P2"><text:tab/>You Timothy Shaeffer, of Elite Movement Connections Education Center located at 304B Harry S. Truman Parkway Annapolis, MD <text:span text:style-name="T1">are hiring me Dylan Zingler of Zingler and Associates Inc. to develop a web application further outlined in this document.</text:span></text:p>
      <text:p text:style-name="P1"/>
      <text:h text:style-name="Heading_20_2" text:outline-level="2"><text:span text:style-name="T4">1.2 </text:span>Statement to Customer</text:h>
      <text:p text:style-name="P1"><text:tab/><text:span text:style-name="T1">I, Dylan Zingler will do my best to fulfill and meet your expectations regarding the development of a web application and its integration to existing services provided by your company. <text:s/>It is important to have a document like this to use as a guide, a reference, and to maintain accountability <text:s/>throughout this process. <text:s/>This documents purpose is not to confuse or deceive, rather it is to make both parties aware and knowledgeable of the goods and services being exchanged. <text:s/>If any part of this document is unclear, or you as the customer are unsatisfied with or are unable to uphold, please make it known so that it can be changed and or amended before signature.</text:span></text:p>
      <text:p text:style-name="P13"><text:tab/><text:span text:style-name="T9">Also I would like to make it known that we are collaborating on a product for your company at your own risk that might not be profitable at the termination of this contract. <text:s/>Web applications of this nature take trial and error, development over time, and feed back from customers to become an integrated profitable system of your business. <text:s/>I see this contract as a document flexible enough to change with and meet the needs of a successful web application, yet I will not be liable for any profits that this web application does or does not make.</text:span></text:p>
      <text:p text:style-name="P13"/>
      <text:h text:style-name="P17" text:outline-level="2">1.3 Party Agreements and Compliances</text:h>
      <text:p text:style-name="P3"><text:tab/><text:span text:style-name="T2">I, Dylan Zingler will uphold this contract to the best of my abilities. <text:s/>I will complete all requirements of me made by this document and even others outside in order to fully integrate this web application into your company. This will be done in a professional and timely manner. <text:s/>I will meet all deadlines. <text:s/>I will carryout this work in a confidential manner and not disclose any information to inquiring persons unauthorized by you or to any other potential competitor. <text:s/>I am required to notify you of any problem that may arise when upholding these statements including but is not limited to technical feasibility, deadlines and time constraints, integration, or confidentiality breaches. Upon signing I recognize this as a binding document and any amendments post-signature must be agreed upon by both parties.</text:span></text:p>
      <text:p text:style-name="P3"/>
      <text:p text:style-name="P4"><text:tab/><text:span text:style-name="T3">You, Timothy Shaeffer have the authority to enter into this contract on behalf of you yourself and your company or organization. <text:s/>You will uphold this contract to the best your abilities. <text:s/>You will provide me with everything necessary to complete the project which might include funds for hosting the web application on third party services, domain name registration, and various certificates specifically ones for a secure (https vs. http) website. <text:s/>You will review my work/progress, provide feedback, and give approval. You will meet all deadlines set for yourself if any. <text:s/>You agree to the payment schedule specified. <text:s/>You are required to notify me of any problem that may arise when upholding these statements including but not limited to, project goals and designs, deadlines and time constraints, and or payments. <text:s/>Upon signing you recognize this as a binding document and any </text:span><text:soft-page-break/><text:span text:style-name="T3">amendments post-signature must be agreed upon by both parties.</text:span></text:p>
      <text:p text:style-name="P4"/>
      <text:h text:style-name="Heading_20_2" text:outline-level="2">2.1 Design of Web Application</text:h>
      <text:p text:style-name="P6"><text:tab/><text:span text:style-name="T5">Together through we look to create a web application with a tiered payment system for customers, customers of customers, and beyond that provides feedback from accredited mechanical-terks on user generated media. <text:s/>Flexible layouts and views are possible due to the nature of the web design tools we will be using, the following statements will be more inclined on what data is needed and the process a user will take rather then how it is displayed. <text:s/></text:span></text:p>
      <text:p text:style-name="P7"><text:tab/>Each user will have a schedule allowing them to see classes they are registered for as well as homework they have to complete. Homework will be completed by doing exercises or stretches which are photographed, tagged, and critiqued by an accredited mechanical-terk. <text:s/>User<text:span text:style-name="T7">s</text:span> will be able to see all past homeworks and submitted material to see progress. </text:p>
      <text:p text:style-name="P6"><text:tab/><text:span text:style-name="T6">An in-application payment plan could be set up for users allowing them to access certain parts of the site for additional fees. Or maybe for the number of homework feedbacks by mechanical-terks. <text:s/>Further plans should be outlined in later documentation. </text:span></text:p>
      <text:p text:style-name="P7"><text:tab/>The web application should be a https secure website for a few reasons. First for media input in the form of photos would be accepted by the site through browser access to a devices camera which must require user permission, via a pop-up dialog, unless the site is secure then the browser should remember the site and automatically load camera data (provides application seamlessness). Second, due to the nature of the data the site will be handling, it is important for the data not escape and negatively affect a customer or ourselves. <text:s/>Third and finally, it is necessary that the credit card transaction service we will be using is secure, but for us to store payment information ourselves it would be a liability not to make the site secure. <text:s/>Plus it allows for more flexible payment options. <text:s/></text:p>
      <text:p text:style-name="P5"><text:tab/><text:span text:style-name="T7">An administrator/instructor back end to the web application will be set up to allow the creation of new activities and exercises which users can partake in and get feedback on. <text:s/>The back end of the web application should also allow adding and removing homework activities for users. </text:span></text:p>
      <text:p text:style-name="P5"><text:tab/></text:p>
      <text:h text:style-name="Heading_20_2" text:outline-level="2">2.2 Supported Devices</text:h>
      <text:p text:style-name="P8"><text:tab/>This web application is intended primarily for use on a mobile smartphone device with browser capabilities or a desktop/laptop computer with a webcam. <text:s/>Support for webcam/camera functionality through a browser is relatively new and not offered by all browsers. <text:s/>For this web application we will target browsers and devices capable of this. <text:s/>The main browsers that support this are Firefox, Chrome, and Opera. <text:s/>Any smartphone or desktop that can install these browsers will be able to use the web application to its full potential. </text:p>
      <text:p text:style-name="P8"/>
      <text:h text:style-name="Heading_20_2" text:outline-level="2">3.1 Changes and Revisions</text:h>
      <text:p text:style-name="P12"><text:tab/>Any change or amendment to this document must be first authorized and agreed upon by both parties and secondly this document or attached documents must be signed on the date at which this document changes. </text:p>
      <text:p text:style-name="P8"/>
      <text:h text:style-name="Heading_20_2" text:outline-level="2"><text:span text:style-name="T8">3.2</text:span> Legalities</text:h>
      <text:p text:style-name="P11"><text:tab/>This document cannot be transferred to any other persons and is only effective for the parties who signed below unless otherwise agreed upon by both parties. <text:s/>This contract stays in place and does <text:soft-page-break/>not need to be renewed. <text:s/>If for any reason that a part of this document becomes invalid or unenforceable, the remaining parts remain in place.</text:p>
      <text:p text:style-name="P8"/>
      <text:h text:style-name="Heading_20_2" text:outline-level="2"><text:span text:style-name="T8">3.3</text:span> Payment</text:h>
      <text:p text:style-name="P8"/>
      <text:h text:style-name="Heading_20_2" text:outline-level="2"><text:span text:style-name="T8">3.4 </text:span>Signature</text:h>
      <text:p text:style-name="P10">Upon signing, this document becomes legally binding between both parties and effective immediately. <text:s/>Any amendments to this document must be agreed upon by both parties involved. </text:p>
      <text:p text:style-name="P10"/>
      <text:p text:style-name="P10"/>
      <table:table table:name="Table1" table:style-name="Table1">
        <table:table-column table:style-name="Table1.A"/>
        <table:table-column table:style-name="Table1.B"/>
        <table:table-row>
          <table:table-cell table:style-name="Table1.A1" office:value-type="string">
            <text:p text:style-name="P14">Signature:______________________________</text:p>
          </table:table-cell>
          <table:table-cell table:style-name="Table1.A1" office:value-type="string">
            <text:p text:style-name="P14">Signature:______________________________</text:p>
          </table:table-cell>
        </table:table-row>
        <table:table-row>
          <table:table-cell table:style-name="Table1.A1" office:value-type="string">
            <text:p text:style-name="P15"/>
            <text:p text:style-name="P15">Date:_______</text:p>
          </table:table-cell>
          <table:table-cell table:style-name="Table1.A1" office:value-type="string">
            <text:p text:style-name="P15"/>
            <text:p text:style-name="P15">Date:_______</text:p>
            <text:p text:style-name="P15"/>
          </table:table-cell>
        </table:table-row>
        <table:table-row>
          <table:table-cell table:style-name="Table1.A1" office:value-type="string">
            <text:p text:style-name="P14">Timothy Shaeffer</text:p>
          </table:table-cell>
          <table:table-cell table:style-name="Table1.A1" office:value-type="string">
            <text:p text:style-name="P14">Dylan Zingler</text:p>
          </table:table-cell>
        </table:table-row>
        <table:table-row>
          <table:table-cell table:style-name="Table1.A1" office:value-type="string">
            <text:p text:style-name="P14">Elite Movement Connections</text:p>
          </table:table-cell>
          <table:table-cell table:style-name="Table1.A1" office:value-type="string">
            <text:p text:style-name="P14">Zingler and Associates Inc.</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6T21:40:44.948359270</meta:creation-date>
    <dc:date>2015-06-22T15:54:44.862801100</dc:date>
    <meta:editing-duration>PT1H41M20S</meta:editing-duration>
    <meta:editing-cycles>10</meta:editing-cycles>
    <meta:generator>LibreOffice/4.2.8.2$Linux_X86_64 LibreOffice_project/420m0$Build-2</meta:generator>
    <meta:document-statistic meta:table-count="1" meta:image-count="0" meta:object-count="0" meta:page-count="3" meta:paragraph-count="33" meta:word-count="1138" meta:character-count="7016" meta:non-whitespace-character-count="5857"/>
  </office:meta>
</office:document-meta>
</file>